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Pierce</text:p>
          </table:table-cell>
          <table:table-cell/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2]-[.$B$3])/[.$B$3]/0.15 + ([.C2]- [.C$3])/2 + ([.D2]-[.D$3])/2  + ([.E2]- [.E$3])/2 + ([.F2]-[.F$3])/2" office:value-type="float" office:value="-1.95238095238095" calcext:value-type="float">
            <text:p>-1.95238095238095</text:p>
          </table:table-cell>
        </table:table-row>
        <table:table-row table:style-name="ro1">
          <table:table-cell office:value-type="string" calcext:value-type="string">
            <text:p>Xbow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3]-[.$B$3])/[.$B$3]/0.15 + ([.C3]- [.C$3])/2 + ([.D3]-[.D$3])/2  + ([.E3]- [.E$3])/2 + ([.F3]-[.F$3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]-[.$B$3])/[.$B$3]/0.15 + ([.C4]- [.C$3])/2 + ([.D4]-[.D$3])/2  + ([.E4]- [.E$3])/2 + ([.F4]-[.F$3])/2" office:value-type="float" office:value="1.45238095238095" calcext:value-type="float">
            <text:p>1.4523809523809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7]-[.$B$7])/[.$B$7]/0.2 + ([.C7]- [.C$7])/2 + ([.D7]-[.D$7])/2  + ([.E7]- [.E$7])/2 + ([.F7]-[.F$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A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8]-[.$B$7])/[.$B$7]/0.2 + ([.C8]- [.C$7])/2 + ([.D8]-[.D$7])/2  + ([.E8]- [.E$7])/2 + ([.F8]-[.F$7])/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kirm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B11]-[.$B$12])/[.$B$12]/0.15 + ([.C11]- [.C$12])/2 + ([.D11]-[.D$12])/2  + ([.E11]- [.E$12])/2 + ([.F11]-[.F$12])/2" office:value-type="float" office:value="-1.95238095238095" calcext:value-type="float">
            <text:p>-1.95238095238095</text:p>
          </table:table-cell>
        </table:table-row>
        <table:table-row table:style-name="ro1">
          <table:table-cell office:value-type="string" calcext:value-type="string">
            <text:p>Eskirm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B12]-[.$B$12])/[.$B$12]/0.15 + ([.C12]- [.C$12])/2 + ([.D12]-[.D$12])/2  + ([.E12]- [.E$12])/2 + ([.F12]-[.F$1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kirm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B13]-[.$B$12])/[.$B$12]/0.15 + ([.C13]- [.C$12])/2 + ([.D13]-[.D$12])/2  + ([.E13]- [.E$12])/2 + ([.F13]-[.F$12])/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16]-[.$B$17])/[.$B$17]/0.15 + ([.D16]-[.D$17])  + ([.E16]- [.E$17])/2 + ([.F16]-[.F$17])/2" office:value-type="float" office:value="-2.21212121212121" calcext:value-type="float">
            <text:p>-2.21212121212121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17]-[.$B$17])/[.$B$17]/0.15 + ([.D17]-[.D$17])  + ([.E17]- [.E$17])/2 + ([.F17]-[.F$1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b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18]-[.$B$17])/[.$B$17]/0.15 + ([.D18]-[.D$17])  + ([.E18]- [.E$17])/2 + ([.F18]-[.F$17])/2" office:value-type="float" office:value="2.60606060606061" calcext:value-type="float">
            <text:p>2.6060606060606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swor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21]-[.$B$22])/[.$B$22]/0.15 + ([.D21]-[.D$22])  + ([.E21]- [.E$22])/2 + ([.F21]-[.F$22])/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swor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22]-[.$B$22])/[.$B$22]/0.15 + ([.D22]-[.D$22])  + ([.E22]- [.E$22])/2 + ([.F22]-[.F$2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p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3]-[.$B$22])/[.$B$22]/0.15 + ([.D23]-[.D$22])  + ([.E23]- [.E$22])/2 + ([.F23]-[.F$22])/2" office:value-type="float" office:value="2.61111111111111" calcext:value-type="float">
            <text:p>2.611111111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[.B26]-[.$B$27])/[.$B$27]/0.2 + ([.C26]- [.C$27])/2 + (0.1*[.D26]-0.1*[.D$27])/2  + ([.E26]- [.E$27])/2 + ([.F26]-[.F$27])/2" office:value-type="float" office:value="-2.33333333333333" calcext:value-type="float">
            <text:p>-2.33333333333333</text:p>
          </table:table-cell>
        </table:table-row>
        <table:table-row table:style-name="ro1">
          <table:table-cell office:value-type="string" calcext:value-type="string">
            <text:p>Ona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B27]-[.$B$27])/[.$B$27]/0.2 + ([.C27]- [.C$27])/2 + (0.1*[.D27]-0.1*[.D$27])/2  + ([.E27]- [.E$27])/2 + ([.F27]-[.F$2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[.B28]-[.$B$27])/[.$B$27]/0.2 + ([.C28]- [.C$27])/2 + (0.1*[.D28]-0.1*[.D$27])/2  + ([.E28]- [.E$27])/2 + ([.F28]-[.F$27])/2" office:value-type="float" office:value="2.58333333333333" calcext:value-type="float">
            <text:p>2.583333333333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[.D28]-[.D26])/(2*[.D26])"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([.B31]-[.$B$32])/[.$B$32]/0.25 + ([.D31]-[.D$32])/37.5  + ([.E31]- [.E$32])/2 + (0.01*[.F31]-0.01*[.F$32])/2" office:value-type="float" office:value="-1.21666666666667" calcext:value-type="float">
            <text:p>-1.21666666666667</text:p>
          </table:table-cell>
        </table:table-row>
        <table:table-row table:style-name="ro1">
          <table:table-cell office:value-type="string" calcext:value-type="string">
            <text:p>Cram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([.B32]-[.$B$32])/[.$B$32]/0.25 + ([.D32]-[.D$32])/37.5  + ([.E32]- [.E$32])/2 + (0.01*[.F32]-0.01*[.F$3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am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([.B33]-[.$B$32])/[.$B$32]/0.25 + ([.D33]-[.D$32])/37.5  + ([.E33]- [.E$32])/2 + (0.01*[.F33]-0.01*[.F$32])/2" office:value-type="float" office:value="2.75333333333333" calcext:value-type="float">
            <text:p>2.7533333333333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(200-125)/(2*[.D31])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orp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B36]-[.$B$36])/[.$B$36]/0.2 + ([.C36]- [.C$36])/2 + ([.D36]-[.D$36])/2  + ([.E36]- [.E$36])/2 + ([.F36]-[.F$36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corp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B37]-[.$B$36])/[.$B$36]/0.25 + ([.C37]- [.C$36])/2 + ([.D37]-[.D$36])/2  + ([.E37]- [.E$36])/2 + ([.F37]-[.F$36])/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([.D37]-[.D36])/([.D36])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B40]-[.$B$40])/[.$B$40]/0.2 + ([.D40]-[.D$40])  + ([.E40]- [.E$40])/2 + ([.F40]-[.F$40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lephan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B41]-[.$B$40])/[.$B$40]/0.2 + ([.D41]-[.D$40])  + ([.E41]- [.E$40])/2 + ([.F41]-[.F$40])/2"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4]-[.$B$45])/[.$B$45]/0.2 + ([.D44]-[.D$45])  + ([.E44]- [.E$45])/2 + ([.F44]-[.F$45])/2" office:value-type="float" office:value="-1.83333333333333" calcext:value-type="float">
            <text:p>-1.83333333333333</text:p>
          </table:table-cell>
        </table:table-row>
        <table:table-row table:style-name="ro1">
          <table:table-cell office:value-type="string" calcext:value-type="string">
            <text:p>HCamel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5]-[.$B$45])/[.$B$45]/0.2 + ([.D45]-[.D$45])  + ([.E45]- [.E$45])/2 + ([.F45]-[.F$45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amel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6]-[.$B$45])/[.$B$45]/0.2 + ([.D46]-[.D$45])  + ([.E46]- [.E$45])/2 + ([.F46]-[.F$45])/2" office:value-type="float" office:value="2.83333333333333" calcext:value-type="float">
            <text:p>2.833333333333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9]-[.$B$50])/[.$B$50]/0.3 + ([.D49]-[.D$50])  + ([.E49]- [.E$50])/2 + ([.F49]-[.F$50])/2" office:value-type="float" office:value="-2.55555555555556" calcext:value-type="float">
            <text:p>-2.55555555555556</text:p>
          </table:table-cell>
        </table:table-row>
        <table:table-row table:style-name="ro1">
          <table:table-cell office:value-type="string" calcext:value-type="string">
            <text:p>Cav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0]-[.$B$50])/[.$B$50]/0.3 + ([.D50]-[.D$50])  + ([.E50]- [.E$50])/2 + ([.F50]-[.F$50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B51]-[.$B$50])/[.$B$50]/0.3 + ([.D51]-[.D$50])  + ([.E51]- [.E$50])/2 + ([.F51]-[.F$50])/2" office:value-type="float" office:value="3.61111111111111" calcext:value-type="float">
            <text:p>3.611111111111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ght Cav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54]-[.$B$54])/[.$B$54]/0.25 + ([.D54]-[.D$54])  + ([.E54]- [.E$54])/2 + ([.F54]-[.F$54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ssa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55]-[.$B$54])/[.$B$54]/0.25 + ([.D55]-[.D$54])  + ([.E55]- [.E$54])/2 + ([.F55]-[.F$54]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ged Hussa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B56]-[.$B$54])/[.$B$54]/0.25 + ([.D56]-[.D$54])  + ([.E56]- [.E$54])/2 + ([.F56]-[.F$54])/2" office:value-type="float" office:value="3.83333333333333" calcext:value-type="float">
            <text:p>3.8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7:59:10.792346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8:07:51.005319032</meta:creation-date>
    <dc:date>2021-09-22T18:21:17.996921500</dc:date>
    <meta:editing-duration>PT17H47M18S</meta:editing-duration>
    <meta:editing-cycles>4</meta:editing-cycles>
    <meta:generator>LibreOffice/6.4.7.2$Linux_X86_64 LibreOffice_project/40$Build-2</meta:generator>
    <meta:document-statistic meta:table-count="1" meta:cell-count="251" meta:object-count="0"/>
  </office:meta>
</office:document-meta>
</file>